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5aa86" officeooo:paragraph-rsid="0005aa86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05aa86" officeooo:paragraph-rsid="0005aa86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 officeooo:rsid="000e4226"/>
    </style:style>
    <style:style style:name="T3" style:family="text">
      <style:text-properties style:text-underline-style="solid" style:text-underline-width="auto" style:text-underline-color="font-color" officeooo:rsid="0012d69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6212c" style:font-weight-asian="normal" style:font-weight-complex="normal"/>
    </style:style>
    <style:style style:name="T6" style:family="text">
      <style:text-properties fo:font-weight="normal" officeooo:rsid="0006a83a" style:font-weight-asian="normal" style:font-weight-complex="normal"/>
    </style:style>
    <style:style style:name="T7" style:family="text">
      <style:text-properties fo:font-weight="normal" officeooo:rsid="00097639" style:font-weight-asian="normal" style:font-weight-complex="normal"/>
    </style:style>
    <style:style style:name="T8" style:family="text">
      <style:text-properties officeooo:rsid="000e04d8"/>
    </style:style>
    <style:style style:name="T9" style:family="text">
      <style:text-properties officeooo:rsid="000e4226"/>
    </style:style>
    <style:style style:name="T10" style:family="text">
      <style:text-properties officeooo:rsid="0012d6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ção em Scripts:</text:p>
      <text:p text:style-name="P1">Aula: 25/10/2018</text:p>
      <text:p text:style-name="P1"/>
      <text:p text:style-name="P1">Projeto<text:span text:style-name="T1"> </text:span>Final:</text:p>
      <text:p text:style-name="P2"><text:tab/></text:p>
      <text:p text:style-name="P2"><text:tab/><text:span text:style-name="T4">Para o projeto final, você deverá desenvolver um site que contenha HTML, CSS e PHP.</text:span></text:p>
      <text:p text:style-name="P2"><text:span text:style-name="T4"><text:tab/>O site deverá conter:</text:span></text:p>
      <text:p text:style-name="P2"><text:span text:style-name="T4"><text:tab/>- </text:span>Home<text:span text:style-name="T4"> com breve apresentação;</text:span></text:p>
      <text:p text:style-name="P2"><text:span text:style-name="T4"><text:tab/>- Formulário de login p/ usuário;</text:span></text:p>
      <text:p text:style-name="P2"><text:span text:style-name="T4"><text:tab/>- Tela de cadastro de algum tipo de item, que seja gravado no Banco de Dados;</text:span></text:p>
      <text:p text:style-name="P2"><text:span text:style-name="T4"><text:tab/>- Itens cadastrados poderão ser atualizados ou excluídos;</text:span></text:p>
      <text:p text:style-name="P2"><text:span text:style-name="T4"><text:tab/>- Documentação referente a apresentação do sistema web, contendo:</text:span></text:p>
      <text:p text:style-name="P2"><text:span text:style-name="T4"><text:tab/><text:tab/>* Capa;</text:span></text:p>
      <text:p text:style-name="P2"><text:span text:style-name="T4"><text:tab/><text:tab/>* </text:span><text:span text:style-name="T5">Folha de rosto;</text:span></text:p>
      <text:p text:style-name="P2"><text:span text:style-name="T5"><text:tab/><text:tab/>* Sumário;</text:span></text:p>
      <text:p text:style-name="P2"><text:span text:style-name="T5"><text:tab/><text:tab/>* Introdução;</text:span></text:p>
      <text:p text:style-name="P2"><text:span text:style-name="T5"><text:tab/><text:tab/>* Objetivo Geral;</text:span></text:p>
      <text:p text:style-name="P2"><text:span text:style-name="T5"><text:tab/><text:tab/>* Objetivo Específico;</text:span></text:p>
      <text:p text:style-name="P2"><text:span text:style-name="T5"><text:tab/><text:tab/>* Regra de negócios </text:span><text:span text:style-name="T7">(Ex.: Só pode acessar a área restrita, quem tiver cadastro prévio no BD</text:span><text:span text:style-name="T5">;</text:span></text:p>
      <text:p text:style-name="P2"><text:span text:style-name="T5"><text:tab/><text:tab/>* Requisitos funcionais;<text:tab/></text:span></text:p>
      <text:p text:style-name="P2"><text:span text:style-name="T5"><text:tab/><text:tab/>* Requisitos não </text:span><text:span text:style-name="T6">funcionais;</text:span></text:p>
      <text:p text:style-name="P2"><text:span text:style-name="T6"><text:tab/><text:tab/>* Apresentação de telas de layout;</text:span></text:p>
      <text:p text:style-name="P2"><text:span text:style-name="T6"><text:tab/><text:tab/>* Conclusão.</text:span></text:p>
      <text:p text:style-name="P2"><text:span text:style-name="T6"/></text:p>
      <text:p text:style-name="P2"><text:span text:style-name="T6"><text:tab/><text:tab/></text:span><text:span text:style-name="T8">NORMAS ABNT:</text:span></text:p>
      <text:p text:style-name="P2"><text:tab/><text:tab/><text:tab/>- <text:span text:style-name="T8">Texto justificado.</text:span></text:p>
      <text:p text:style-name="P2"><text:tab/><text:tab/><text:tab/>- <text:span text:style-name="T8">12pt Times New Roman;</text:span></text:p>
      <text:p text:style-name="P2"><text:tab/><text:tab/><text:tab/>- <text:span text:style-name="T9">Espaçamento Simples;</text:span></text:p>
      <text:p text:style-name="P2"><text:tab/><text:tab/><text:tab/>- <text:span text:style-name="T9">1. HOME; </text:span></text:p>
      <text:p text:style-name="P2"><text:tab/><text:tab/><text:tab/>- <text:span text:style-name="T9">1.1. Lateral → 12pt;</text:span></text:p>
      <text:p text:style-name="P2"><text:tab/><text:tab/><text:tab/>- <text:span text:style-name="T9">Título: Maiúsculo → 14pt;</text:span></text:p>
      <text:p text:style-name="P2"><text:tab/><text:tab/><text:tab/>- <text:span text:style-name="T9">Subtítulo: Apenas 1ª letra maiúscula.</text:span></text:p>
      <text:p text:style-name="P2">* <text:span text:style-name="T2">OBS:</text:span><text:span text:style-name="T9"> O site deve conter no mínimo 4 páginas. Podem ser inseridos vídeos, links externos.</text:span></text:p>
      <text:p text:style-name="P2">* <text:span text:style-name="T10">Apresentação do site: </text:span><text:span text:style-name="T3">13/12</text:span><text:span text:style-name="T10"> (5,0);</text:span></text:p>
      <text:p text:style-name="P2">* <text:span text:style-name="T10">Documentação: </text:span><text:span text:style-name="T3">29/11</text:span><text:span text:style-name="T10"> (3,0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9:14:39.492403572</meta:creation-date>
    <dc:date>2018-10-25T19:45:07.275060568</dc:date>
    <meta:editing-duration>PT20M1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33" meta:word-count="176" meta:character-count="1079" meta:non-whitespace-character-count="880"/>
  </office:meta>
</office:document-meta>
</file>